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quot; &quot;,string,(,chapter,first,),&quot; � &quot;,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quot; &quot;,string,(,chapter,first,),&quot; � &quot;,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5:46</meta:creation-date>
    <dc:creator>Admin</dc:creator>
    <dc:date>2010-12-17T16:15:46</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2\1pe"
Const IsPreview = "False"

'Changed On Dec-14-2010 for TD-1737(Incomplete messages in Scripture macro)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